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98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4.09mm" fo:break-before="auto" style:use-optimal-row-height="false"/>
    </style:style>
    <style:style style:name="ro3" style:family="table-row">
      <style:table-row-properties style:row-height="15.88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3" table:number-columns-repeated="251" table:default-cell-style-name="ce1"/>
        <table:table-column table:style-name="co3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個人姓名．小組名</text:p>
          </table:table-cell>
          <table:table-cell table:style-name="ce2" office:value-type="string" calcext:value-type="string">
            <text:p>目標</text:p>
          </table:table-cell>
          <table:table-cell table:style-name="ce2" office:value-type="string" calcext:value-type="string">
            <text:p>實績</text:p>
          </table:table-cell>
          <table:table-cell table:style-name="ce2" office:value-type="string" calcext:value-type="string">
            <text:p>前月比</text:p>
          </table:table-cell>
          <table:table-cell table:style-name="ce2" office:value-type="string" calcext:value-type="string">
            <text:p>評價</text:p>
          </table:table-cell>
          <table:table-cell table:style-name="ce2" office:value-type="string" calcext:value-type="string">
            <text:p>備註</text:p>
          </table:table-cell>
          <table:table-cell table:style-name="ce6" table:number-columns-repeated="1018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5" table:number-columns-repeated="5"/>
          <table:table-cell table:number-columns-repeated="1018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5" table:number-columns-repeated="5"/>
          <table:table-cell table:number-columns-repeated="1018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5" table:number-columns-repeated="5"/>
          <table:table-cell table:number-columns-repeated="1018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5" table:number-columns-repeated="5"/>
          <table:table-cell table:number-columns-repeated="1018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5" table:number-columns-repeated="5"/>
          <table:table-cell table:number-columns-repeated="1018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5" table:number-columns-repeated="5"/>
          <table:table-cell table:number-columns-repeated="1018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5" table:number-columns-repeated="5"/>
          <table:table-cell table:number-columns-repeated="1018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5" table:number-columns-repeated="5"/>
          <table:table-cell table:number-columns-repeated="1018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5" table:number-columns-repeated="5"/>
          <table:table-cell table:number-columns-repeated="1018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5" table:number-columns-repeated="5"/>
          <table:table-cell table:number-columns-repeated="1018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5" table:number-columns-repeated="5"/>
          <table:table-cell table:number-columns-repeated="1018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5" table:number-columns-repeated="5"/>
          <table:table-cell table:number-columns-repeated="1018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5" table:number-columns-repeated="5"/>
          <table:table-cell table:number-columns-repeated="1018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5" table:number-columns-repeated="5"/>
          <table:table-cell table:number-columns-repeated="1018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5" table:number-columns-repeated="5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8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1T12:20:30</meta:creation-date>
    <dc:creator>QQ</dc:creator>
    <dc:date>2004-03-21T18:02:19</dc:date>
    <meta:document-statistic meta:table-count="1" meta:cell-count="21" meta:object-count="0"/>
    <meta:generator>LibreOffice/5.1.1.3$Windows_x86 LibreOffice_project/89f508ef3ecebd2cfb8e1def0f0ba9a803b88a6d</meta:generator>
  </office:meta>
</office:document-meta>
</file>